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536f19"/>
    </style:style>
    <style:style style:name="P2" style:family="paragraph" style:parent-style-name="Text_20_body">
      <style:paragraph-properties fo:margin-top="0cm" fo:margin-bottom="0.499cm" style:contextual-spacing="false"/>
    </style:style>
    <style:style style:name="P3" style:family="paragraph" style:parent-style-name="Text_20_body" style:list-style-name="L1">
      <style:paragraph-properties fo:margin-top="0cm" fo:margin-bottom="0.499cm" style:contextual-spacing="false"/>
    </style:style>
    <style:style style:name="P4" style:family="paragraph" style:parent-style-name="Text_20_body">
      <style:paragraph-properties fo:line-height="150%"/>
      <style:text-properties officeooo:paragraph-rsid="0046b883"/>
    </style:style>
    <style:style style:name="P5"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1a3eb" style:text-blinking="false" fo:background-color="transparent"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15%"/>
      <style:text-properties fo:font-size="14pt" officeooo:rsid="0054d46d" officeooo:paragraph-rsid="0054d46d"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style:font-name="Liberation Serif" fo:font-size="12pt" officeooo:rsid="00536f19" style:font-size-asian="12pt" style:font-size-complex="12pt"/>
    </style:style>
    <style:style style:name="T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536f19"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 style:family="text">
      <style:text-properties officeooo:rsid="0050d310"/>
    </style:style>
    <style:style style:name="T5" style:family="text">
      <style:text-properties officeooo:rsid="00536f19"/>
    </style:style>
    <style:style style:name="T6" style:family="text">
      <style:text-properties officeooo:rsid="0053ce05"/>
    </style:style>
    <style:style style:name="T7" style:family="text">
      <style:text-properties officeooo:rsid="0051d68a"/>
    </style:style>
    <style:style style:name="T8" style:family="text">
      <style:text-properties officeooo:rsid="0055df10"/>
    </style:style>
    <style:style style:name="T9" style:family="text">
      <style:text-properties fo:font-size="14pt" officeooo:rsid="0042820b" style:font-size-asian="14pt" style:font-size-complex="14pt"/>
    </style:style>
    <style:style style:name="T10" style:family="text">
      <style:text-properties fo:font-size="14pt" officeooo:rsid="00495328"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text:span text:style-name="T1">(</text:span><text:span text:style-name="T2">Psalm 18:31-</text:span><text:span text:style-name="T3">32</text:span><text:span text:style-name="T1">) </text:span><text:span text:style-name="T4">&amp;</text:span> <text:span text:style-name="Strong_20_Emphasis">Opening prayer</text:span> (Jo<text:span text:style-name="T5">hn A</text:span>)</text:p>
      <text:p text:style-name="P2"><text:span text:style-name="Emphasis"><text:span text:style-name="Strong_20_Emphasis">Praise</text:span></text:span><text:span text:style-name="Emphasis">: Yet Not I But Through Christ In Me</text:span></text:p>
      <text:p text:style-name="P2"><text:span text:style-name="Strong_20_Emphasis">Bible Reading</text:span>: Acts 2:22-33 (Russell E)</text:p>
      <text:p text:style-name="P2"><text:span text:style-name="Strong_20_Emphasis">Announcements</text:span> (Mook L)</text:p>
      <text:p text:style-name="P2"><text:span text:style-name="Strong_20_Emphasis">Sunday School</text:span> (Jack W, Luke B)</text:p>
      <text:p text:style-name="P2"><text:span text:style-name="Strong_20_Emphasis">Praise</text:span>: <text:span text:style-name="Emphasis">Be Still, For the Presence of the Lord</text:span></text:p>
      <text:p text:style-name="P2"><text:span text:style-name="Strong_20_Emphasis">Prayer for the church and the world</text:span>  (M<text:span text:style-name="T6">ook </text:span>L)</text:p>
      <text:p text:style-name="P2"><text:span text:style-name="Strong_20_Emphasis">Bible reading</text:span>: Psalm 16 (Pam W)</text:p>
      <text:p text:style-name="P2"><text:span text:style-name="Strong_20_Emphasis">Praise</text:span>: <text:span text:style-name="Emphasis">It Is Well With My Soul</text:span></text:p>
      <text:p text:style-name="P2"><text:span text:style-name="Strong_20_Emphasis">Sermon</text:span>: “SECURE IN THE LORD” (Jordan O’<text:span text:style-name="T6">H</text:span>ara)</text:p>
      <text:p text:style-name="P2"><text:span text:style-name="Strong_20_Emphasis">Praise</text:span>: <text:span text:style-name="Emphasis">In Christ Alone</text:span></text:p>
      <text:p text:style-name="P2"><text:span text:style-name="Strong_20_Emphasis">Benediction</text:span> (J<text:span text:style-name="T6">ordan </text:span>O’<text:span text:style-name="T6">H</text:span>)</text:p>
      <text:p text:style-name="P2"><text:span text:style-name="Strong_20_Emphasis">Sermon Outline</text:span></text:p>
      <text:p text:style-name="P2">“SECURE IN THE LORD”   (Psalm 16)</text:p>
      <text:p text:style-name="P2">Introduction</text:p>
      <text:list text:style-name="L1">
        <text:list-item>
          <text:p text:style-name="P3">Searching for security</text:p>
        </text:list-item>
        <text:list-item>
          <text:p text:style-name="P3">Find security in the protection of the Lord</text:p>
        </text:list-item>
        <text:list-item>
          <text:p text:style-name="P3">Find security in the presence of the Lord</text:p>
        </text:list-item>
        <text:list-item>
          <text:p text:style-name="P3">Find security in the promises of the Lord</text:p>
        </text:list-item>
        <text:list-item>
          <text:p text:style-name="P3">Find security ultimately in Jesus</text:p>
        </text:list-item>
      </text:list>
      <text:p text:style-name="P2">Conclusion</text:p>
      <text:p text:style-name="P4"/>
      <text:p text:style-name="P5"><text:span text:style-name="Strong_20_Emphasis">Call to Worship</text:span> <text:span text:style-name="T7">(Psalm 18:31-32) </text:span><text:span text:style-name="T4">&amp;</text:span> <text:span text:style-name="Strong_20_Emphasis">Opening prayer</text:span> </text:p>
      <text:p text:style-name="Opening_5f_Verse">[31] For who is God, but the Lord? And who is a rock, except our God?— </text:p>
      <text:p text:style-name="Opening_5f_Verse">[32] the God who equipped me with strength and made my way blameless.</text:p>
      <text:p text:style-name="P6">O Lord our God, we have gathered today to worship You, to study Your Word and to grow in sanctification by the work of the Holy Spirit. </text:p>
      <text:p text:style-name="P6">We acknowledge that only You are God, only You have saved us, and only You have equipped us to work as servants of the Kingdom of Heaven, while we live on this Earth.</text:p>
      <text:p text:style-name="P6">We pray that our service here today would be to Your honour and glory alone, and that everything we do and say would be consistent with Your will for us, so that we neither run ahead of Your plans, nor fall behind because of temptations sent by the evil one.</text:p>
      <text:p text:style-name="P6">We thank You that Jesus has defeated that enemy, even though the world refuses to see the Victory of the empty tomb.</text:p>
      <text:p text:style-name="P6">This we pray, <text:span text:style-name="T8">not in our own strength, but</text:span> in His Powerful Name, Amen.</text:p>
      <text:p text:style-name="P7"><text:span text:style-name="T9">[</text:span><text:span text:style-name="T10">Yet Not I But Through Christ In Me</text:span><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36f19"/>
    </style:style>
    <style:style style:name="MT2" style:family="text">
      <style:text-properties officeooo:rsid="004c95cc"/>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31st</text:span> <text:span text:style-name="MT2">A</text:span><text:span text:style-name="MT1">ugust</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08-30T23:24:39.501373058</dc:date>
    <meta:editing-duration>PT6H34M13S</meta:editing-duration>
    <meta:editing-cycles>47</meta:editing-cycles>
    <meta:generator>LibreOffice/25.2.5.2$Linux_X86_64 LibreOffice_project/fb4792146257752f54eab576deb869869b108571</meta:generator>
    <meta:print-date>2024-02-03T21:06:33.278074986</meta:print-date>
    <meta:document-statistic meta:table-count="0" meta:image-count="0" meta:object-count="0" meta:page-count="2" meta:paragraph-count="31" meta:word-count="323" meta:character-count="1699" meta:non-whitespace-character-count="1406"/>
  </office:meta>
</office:document-meta>
</file>